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9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2cm" fo:min-width="6.502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9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6cm" svg:height="1.5cm" svg:x="5cm" svg:y="4.1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cm" svg:x="5cm" svg:y="6.6cm">
          <text:p text:style-name="P1">Temp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5cm" svg:x="10.4cm" svg:y="4.1cm">
          <text:p text:style-name="P1">API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5cm" svg:y1="5.6cm" svg:x2="12.5cm" svg:y2="6.6cm">
          <text:p/>
        </draw:line>
        <draw:custom-shape draw:style-name="gr4" draw:text-style-name="P1" draw:layer="layout" svg:width="9.9cm" svg:height="1.7cm" svg:x="5cm" svg:y="10.9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0cm" svg:height="1.5cm" svg:x="5cm" svg:y="8.4cm">
          <text:p text:style-name="P1">Conver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4cm" svg:y1="5.6cm" svg:x2="7.4cm" svg:y2="6.6cm">
          <text:p/>
        </draw:line>
        <draw:line draw:style-name="gr3" draw:text-style-name="P2" draw:layer="layout" svg:x1="10cm" svg:y1="7.6cm" svg:x2="10cm" svg:y2="8.4cm">
          <text:p/>
        </draw:line>
        <draw:line draw:style-name="gr3" draw:text-style-name="P2" draw:layer="layout" svg:x1="10cm" svg:y1="9.9cm" svg:x2="10cm" svg:y2="10.9cm">
          <text:p/>
        </draw:line>
        <draw:custom-shape draw:style-name="gr1" draw:text-style-name="P1" draw:layer="layout" svg:width="4.6cm" svg:height="1.5cm" svg:x="5cm" svg:y="16.6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cm" svg:x="5cm" svg:y="19.1cm">
          <text:p text:style-name="P1">Temp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5cm" svg:x="10.4cm" svg:y="16.6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cm" svg:height="1.7cm" svg:x="5cm" svg:y="23.4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0cm" svg:height="1.5cm" svg:x="5cm" svg:y="20.9cm">
          <text:p text:style-name="P1">Conver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175cm" svg:y1="23.677cm" svg:x2="6.175cm" svg:y2="18.1cm">
          <text:p/>
        </draw:line>
        <draw:line draw:style-name="gr3" draw:text-style-name="P2" draw:layer="layout" svg:x1="7.7cm" svg:y1="19.1cm" svg:x2="7.7cm" svg:y2="18.1cm">
          <text:p/>
        </draw:line>
        <draw:line draw:style-name="gr3" draw:text-style-name="P2" draw:layer="layout" svg:x1="13.8cm" svg:y1="23.677cm" svg:x2="13.8cm" svg:y2="18.1cm">
          <text:p/>
        </draw:line>
        <draw:line draw:style-name="gr3" draw:text-style-name="P2" draw:layer="layout" svg:x1="12.1cm" svg:y1="19.1cm" svg:x2="12.1cm" svg:y2="1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09:49:44.948000000</meta:creation-date>
    <dc:date>2018-07-29T10:52:57.036000000</dc:date>
    <meta:editing-duration>PT7M57S</meta:editing-duration>
    <meta:editing-cycles>4</meta:editing-cycles>
    <meta:generator>LibreOffice/5.4.6.2$Windows_X86_64 LibreOffice_project/4014ce260a04f1026ba855d3b8d91541c224eab8</meta:generator>
    <meta:document-statistic meta:object-count="18"/>
  </office:meta>
</office:document-meta>
</file>